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5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style:line-height-at-least="0.353cm" fo:text-align="center" style:text-autospace="none"/>
      <style:text-properties fo:font-family="Arial" style:font-family-generic="swiss" style:font-pitch="variable" fo:font-size="11pt" fo:font-weight="bold" style:font-family-asian="ArialMT" style:font-family-generic-asian="swiss" style:font-size-asian="11pt" style:font-weight-asian="bold" style:font-family-complex="ArialMT" style:font-family-generic-complex="swiss" style:font-size-complex="11pt" style:font-weight-complex="bold"/>
    </style:style>
    <style:style style:name="P8" style:family="paragraph">
      <style:paragraph-properties fo:text-align="center"/>
      <style:text-properties fo:color="#000000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11pt" fo:font-style="normal" fo:text-shadow="none" style:text-underline-style="none" fo:font-weight="bold" style:letter-kerning="true" style:font-family-asian="ArialMT" style:font-family-generic-asian="swiss" style:font-size-asian="11pt" style:font-style-asian="normal" style:font-weight-asian="bold" style:font-family-complex="ArialMT" style:font-family-generic-complex="swiss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935cm" svg:height="1.74cm" svg:x="7.585cm" svg:y="8.972cm">
          <text:p text:style-name="P1"><text:span text:style-name="T1">Motion Planning 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4.02cm" svg:height="1.239cm" svg:x="13.165cm" svg:y="14.975cm">
          <text:p text:style-name="P3"><text:span text:style-name="T2">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6.575cm" svg:height="3.175cm" svg:x="1.841cm" svg:y="39.07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984cm" svg:height="1.045cm" svg:x="1.177cm" svg:y="37.905cm">
          <draw:text-box>
            <text:p><text:span text:style-name="T3">Legend</text:span></text:p>
          </draw:text-box>
        </draw:frame>
        <draw:custom-shape draw:style-name="gr2" draw:text-style-name="P4" draw:layer="layout" svg:width="3.42cm" svg:height="1.07cm" svg:x="2.296cm" svg:y="39.371cm">
          <text:p text:style-name="P3"><text:span text:style-name="T4">moveit_core</text:span></text:p>
          <text:p text:style-name="P3"><text:span text:style-name="T4">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42cm" svg:height="1.117cm" svg:x="6.741cm" svg:y="39.424cm">
          <text:p text:style-name="P3"><text:span text:style-name="T5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42cm" svg:height="1.07cm" svg:x="2.295cm" svg:y="40.77cm">
          <text:p text:style-name="P3"><text:span text:style-name="T4">moveit_ros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s" svg:x1="6.97cm" svg:y1="13.97cm" svg:x2="6.97cm" svg:y2="15.04cm" draw:start-shape="id1" draw:end-shape="id2" draw:end-glue-point="0" svg:d="m6970 13970v502 66 502" svg:viewBox="0 0 1 1071">
          <text:p/>
        </draw:connector>
        <draw:connector draw:style-name="gr6" draw:text-style-name="P3" draw:layer="layout" draw:type="lines" svg:x1="14.395cm" svg:y1="9.842cm" svg:x2="13.52cm" svg:y2="9.842cm" draw:start-shape="id3" draw:end-shape="id4" draw:end-glue-point="1" svg:d="m14395 9842h-502 128-501" svg:viewBox="0 0 876 1">
          <text:p/>
        </draw:connector>
        <draw:frame draw:style-name="gr7" draw:text-style-name="P6" draw:layer="layout" svg:width="0.206cm" svg:height="1.141cm" svg:x="21.923cm" svg:y="6.791cm">
          <draw:text-box>
            <text:p/>
          </draw:text-box>
        </draw:frame>
        <draw:custom-shape draw:style-name="gr5" draw:text-style-name="P5" xml:id="id10" draw:id="id10" draw:layer="layout" svg:width="3.285cm" svg:height="1.117cm" svg:x="15.08cm" svg:y="7.22cm">
          <text:p text:style-name="P3"><text:span text:style-name="T5">Sensor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4.655cm" svg:height="1.27cm" svg:x="14.395cm" svg:y="9.207cm">
          <text:p text:style-name="P3"><text:span text:style-name="T4">Planning 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4.655cm" svg:height="1.27cm" svg:x="10.69cm" svg:y="12.7cm">
          <text:p text:style-name="P3"><text:span text:style-name="T4">Planning Algorithm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s" svg:x1="10.552cm" svg:y1="10.712cm" svg:x2="13.017cm" svg:y2="12.7cm" draw:start-shape="id4" draw:start-glue-point="2" draw:end-shape="id5" draw:end-glue-point="0" svg:d="m10552 10712v502l2465 985v501" svg:viewBox="0 0 2466 1989">
          <text:p/>
        </draw:connector>
        <draw:connector draw:style-name="gr6" draw:text-style-name="P3" draw:layer="layout" draw:type="lines" svg:x1="10.552cm" svg:y1="10.712cm" svg:x2="6.97cm" svg:y2="12.7cm" draw:start-shape="id4" draw:start-glue-point="2" draw:end-shape="id1" draw:end-glue-point="0" svg:d="m10552 10712v502l-3582 985v501" svg:viewBox="0 0 3583 1989">
          <text:p/>
        </draw:connector>
        <draw:custom-shape draw:style-name="gr2" draw:text-style-name="P4" xml:id="id7" draw:id="id7" draw:layer="layout" svg:width="4.655cm" svg:height="1.27cm" svg:x="2.07cm" svg:y="10.16cm">
          <text:p text:style-name="P3"><text:span text:style-name="T4">Configur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4.655cm" svg:height="1.27cm" svg:x="10.09cm" svg:y="6.35cm">
          <text:p text:style-name="P3"><text:span text:style-name="T4">Graphical Interfac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4.02cm" svg:height="1.239cm" svg:x="8.985cm" svg:y="14.975cm">
          <text:p text:style-name="P3"><text:span text:style-name="T2">Forward &amp; Inverse Kinematic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measurelines" svg:width="4.655cm" svg:height="1.27cm" svg:x="2.07cm" svg:y="8.255cm">
          <text:p text:style-name="P3"><text:span text:style-name="T4">Benchmark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measurelines" svg:width="4.655cm" svg:height="1.27cm" svg:x="5.143cm" svg:y="6.35cm">
          <text:p text:style-name="P3"><text:span text:style-name="T4">High Level Tasks / AI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1" draw:id="id11" draw:layer="measurelines" svg:width="3.285cm" svg:height="1.117cm" svg:x="15.08cm" svg:y="11.195cm">
          <text:p text:style-name="P3"><text:span text:style-name="T5">Joint St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xml:id="id1" draw:id="id1" draw:layer="measurelines" svg:width="4.655cm" svg:height="1.27cm" svg:x="4.643cm" svg:y="12.7cm">
          <text:p text:style-name="P7"><text:span text:style-name="T6">Trajectory Execu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" draw:id="id2" draw:layer="measurelines" svg:width="3.285cm" svg:height="1.117cm" svg:x="5.328cm" svg:y="15.04cm">
          <text:p text:style-name="P3"><text:span text:style-name="T5">Controll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measurelines" draw:type="line" svg:x1="6.725cm" svg:y1="8.89cm" svg:x2="7.585cm" svg:y2="9.842cm" draw:start-shape="id6" draw:start-glue-point="1" draw:end-shape="id4" draw:end-glue-point="3" svg:d="m6725 8890 860 952" svg:viewBox="0 0 861 953">
          <text:p/>
        </draw:connector>
        <draw:connector draw:style-name="gr6" draw:text-style-name="P3" draw:layer="measurelines" draw:type="line" svg:x1="6.725cm" svg:y1="10.795cm" svg:x2="7.585cm" svg:y2="9.842cm" draw:start-shape="id7" draw:start-glue-point="1" draw:end-shape="id4" draw:end-glue-point="3" svg:d="m6725 10795 860-953" svg:viewBox="0 0 861 954">
          <text:p/>
        </draw:connector>
        <draw:connector draw:style-name="gr6" draw:text-style-name="P3" draw:layer="measurelines" draw:type="line" svg:x1="7.47cm" svg:y1="7.62cm" svg:x2="10.552cm" svg:y2="8.972cm" draw:start-shape="id8" draw:start-glue-point="2" draw:end-shape="id4" draw:end-glue-point="0" svg:d="m7470 7620 3082 1352" svg:viewBox="0 0 3083 1353">
          <text:p/>
        </draw:connector>
        <draw:connector draw:style-name="gr6" draw:text-style-name="P3" draw:layer="measurelines" draw:type="line" svg:x1="12.417cm" svg:y1="7.62cm" svg:x2="10.552cm" svg:y2="8.972cm" draw:start-shape="id9" draw:start-glue-point="2" draw:end-shape="id4" draw:end-glue-point="0" svg:d="m12417 7620-1865 1352" svg:viewBox="0 0 1866 1353">
          <text:p/>
        </draw:connector>
        <draw:connector draw:style-name="gr6" draw:text-style-name="P3" draw:layer="measurelines" draw:type="line" svg:x1="16.722cm" svg:y1="8.337cm" svg:x2="16.722cm" svg:y2="9.207cm" draw:start-shape="id10" draw:start-glue-point="2" draw:end-shape="id3" draw:end-glue-point="0" svg:d="m16722 8337v870" svg:viewBox="0 0 1 871">
          <text:p/>
        </draw:connector>
        <draw:connector draw:style-name="gr6" draw:text-style-name="P3" draw:layer="measurelines" draw:type="line" svg:x1="16.722cm" svg:y1="11.195cm" svg:x2="16.722cm" svg:y2="10.477cm" draw:start-shape="id11" draw:start-glue-point="0" draw:end-shape="id3" draw:end-glue-point="2" svg:d="m16722 11195v-718" svg:viewBox="0 0 1 719">
          <text:p/>
        </draw:connector>
        <draw:connector draw:style-name="gr6" draw:text-style-name="P3" draw:layer="measurelines" draw:type="line" svg:x1="13.017cm" svg:y1="13.97cm" svg:x2="10.995cm" svg:y2="14.975cm" draw:start-shape="id5" draw:start-glue-point="2" draw:end-shape="id12" draw:end-glue-point="0" svg:d="m13017 13970-2022 1005" svg:viewBox="0 0 2023 1006">
          <text:p/>
        </draw:connector>
        <draw:connector draw:style-name="gr6" draw:text-style-name="P3" draw:layer="measurelines" draw:type="line" svg:x1="13.017cm" svg:y1="13.97cm" svg:x2="15.175cm" svg:y2="14.975cm" draw:start-shape="id5" draw:start-glue-point="2" draw:end-shape="id13" draw:end-glue-point="0" svg:d="m13017 13970 2158 1005" svg:viewBox="0 0 2159 10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3-10-27T19:08:27</dc:date>
    <meta:editing-duration>P1DT7H45M41S</meta:editing-duration>
    <meta:editing-cycles>37</meta:editing-cycles>
    <meta:generator>LibreOffice/3.6$MacOSX_x86 LibreOffice_project/2ef5aff-a6fb0ff-166bdff-cf087ad-0f1389</meta:generator>
    <meta:printed-by>David Coleman</meta:printed-by>
    <meta:print-date>2012-08-15T12:05:28</meta:print-date>
    <meta:document-statistic meta:object-count="31"/>
  </office:meta>
</office:document-meta>
</file>